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4000009F606BCC206400D1F5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943cm" svg:height="21.593cm" svg:x="-0.002cm" svg:y="-0.004cm">
          <draw:image xlink:href="Pictures/1000000000000CE4000009F606BCC206400D1F5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00:51:28.671523181</meta:creation-date>
    <dc:date>2019-03-06T00:53:03.542923011</dc:date>
    <meta:editing-duration>PT1M35S</meta:editing-duration>
    <meta:editing-cycles>1</meta:editing-cycles>
    <meta:document-statistic meta:object-count="1"/>
    <meta:generator>LibreOffice/6.0.6.2$Linux_X86_64 LibreOffice_project/00m0$Build-2</meta:generator>
  </office:meta>
</office:document-meta>
</file>